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winsize</text:p>
          </table:table-cell>
          <table:table-cell/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samples at w=80</text:p>
          </table:table-cell>
          <table:covered-table-cell table:number-columns-repeated="3"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chromosome</text:p>
          </table:table-cell>
          <table:table-cell office:value-type="string" calcext:value-type="string">
            <text:p>length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49250621" calcext:value-type="float">
            <text:p>249250621</text:p>
          </table:table-cell>
          <table:table-cell table:formula="of:=+CEILING([.$C5]/[.$D$4])-3*[.$H$2]+1" office:value-type="float" office:value="49612" calcext:value-type="float">
            <text:p>49612</text:p>
          </table:table-cell>
          <table:table-cell table:formula="of:=+CEILING([.$C5]/[.$E$4])-3*[.$H$2]+1" office:value-type="float" office:value="24687" calcext:value-type="float">
            <text:p>24687</text:p>
          </table:table-cell>
          <table:table-cell table:formula="of:=+CEILING([.$C5]/[.$F$4])-3*[.$H$2]+1" office:value-type="float" office:value="9732" calcext:value-type="float">
            <text:p>9732</text:p>
          </table:table-cell>
          <table:table-cell table:formula="of:=+CEILING([.$C5]/[.$G$4])-3*[.$H$2]+1" office:value-type="float" office:value="4747" calcext:value-type="float">
            <text:p>4747</text:p>
          </table:table-cell>
          <table:table-cell table:formula="of:=+CEILING([.$C5]/[.$H$4])-3*[.$H$2]+1" office:value-type="float" office:value="759" calcext:value-type="float">
            <text:p>759</text:p>
          </table:table-cell>
          <table:table-cell table:formula="of:=+CEILING([.$C5]/[.$I$4])-3*[.$H$2]+1"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43199373" calcext:value-type="float">
            <text:p>243199373</text:p>
          </table:table-cell>
          <table:table-cell table:formula="of:=+CEILING([.$C6]/[.$D$4])-3*[.$H$2]+1" office:value-type="float" office:value="48401" calcext:value-type="float">
            <text:p>48401</text:p>
          </table:table-cell>
          <table:table-cell table:formula="of:=+CEILING([.$C6]/[.$E$4])-3*[.$H$2]+1" office:value-type="float" office:value="24081" calcext:value-type="float">
            <text:p>24081</text:p>
          </table:table-cell>
          <table:table-cell table:formula="of:=+CEILING([.$C6]/[.$F$4])-3*[.$H$2]+1" office:value-type="float" office:value="9489" calcext:value-type="float">
            <text:p>9489</text:p>
          </table:table-cell>
          <table:table-cell table:formula="of:=+CEILING([.$C6]/[.$G$4])-3*[.$H$2]+1" office:value-type="float" office:value="4625" calcext:value-type="float">
            <text:p>4625</text:p>
          </table:table-cell>
          <table:table-cell table:formula="of:=+CEILING([.$C6]/[.$H$4])-3*[.$H$2]+1" office:value-type="float" office:value="734" calcext:value-type="float">
            <text:p>734</text:p>
          </table:table-cell>
          <table:table-cell table:formula="of:=+CEILING([.$C6]/[.$I$4])-3*[.$H$2]+1"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98022430" calcext:value-type="float">
            <text:p>198022430</text:p>
          </table:table-cell>
          <table:table-cell table:formula="of:=+CEILING([.$C7]/[.$D$4])-3*[.$H$2]+1" office:value-type="float" office:value="39366" calcext:value-type="float">
            <text:p>39366</text:p>
          </table:table-cell>
          <table:table-cell table:formula="of:=+CEILING([.$C7]/[.$E$4])-3*[.$H$2]+1" office:value-type="float" office:value="19564" calcext:value-type="float">
            <text:p>19564</text:p>
          </table:table-cell>
          <table:table-cell table:formula="of:=+CEILING([.$C7]/[.$F$4])-3*[.$H$2]+1" office:value-type="float" office:value="7682" calcext:value-type="float">
            <text:p>7682</text:p>
          </table:table-cell>
          <table:table-cell table:formula="of:=+CEILING([.$C7]/[.$G$4])-3*[.$H$2]+1" office:value-type="float" office:value="3722" calcext:value-type="float">
            <text:p>3722</text:p>
          </table:table-cell>
          <table:table-cell table:formula="of:=+CEILING([.$C7]/[.$H$4])-3*[.$H$2]+1" office:value-type="float" office:value="554" calcext:value-type="float">
            <text:p>554</text:p>
          </table:table-cell>
          <table:table-cell table:formula="of:=+CEILING([.$C7]/[.$I$4])-3*[.$H$2]+1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91154276" calcext:value-type="float">
            <text:p>191154276</text:p>
          </table:table-cell>
          <table:table-cell table:formula="of:=+CEILING([.$C8]/[.$D$4])-3*[.$H$2]+1" office:value-type="float" office:value="37992" calcext:value-type="float">
            <text:p>37992</text:p>
          </table:table-cell>
          <table:table-cell table:formula="of:=+CEILING([.$C8]/[.$E$4])-3*[.$H$2]+1" office:value-type="float" office:value="18877" calcext:value-type="float">
            <text:p>18877</text:p>
          </table:table-cell>
          <table:table-cell table:formula="of:=+CEILING([.$C8]/[.$F$4])-3*[.$H$2]+1" office:value-type="float" office:value="7408" calcext:value-type="float">
            <text:p>7408</text:p>
          </table:table-cell>
          <table:table-cell table:formula="of:=+CEILING([.$C8]/[.$G$4])-3*[.$H$2]+1" office:value-type="float" office:value="3585" calcext:value-type="float">
            <text:p>3585</text:p>
          </table:table-cell>
          <table:table-cell table:formula="of:=+CEILING([.$C8]/[.$H$4])-3*[.$H$2]+1" office:value-type="float" office:value="526" calcext:value-type="float">
            <text:p>526</text:p>
          </table:table-cell>
          <table:table-cell table:formula="of:=+CEILING([.$C8]/[.$I$4])-3*[.$H$2]+1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80915260" calcext:value-type="float">
            <text:p>180915260</text:p>
          </table:table-cell>
          <table:table-cell table:formula="of:=+CEILING([.$C9]/[.$D$4])-3*[.$H$2]+1" office:value-type="float" office:value="35945" calcext:value-type="float">
            <text:p>35945</text:p>
          </table:table-cell>
          <table:table-cell table:formula="of:=+CEILING([.$C9]/[.$E$4])-3*[.$H$2]+1" office:value-type="float" office:value="17853" calcext:value-type="float">
            <text:p>17853</text:p>
          </table:table-cell>
          <table:table-cell table:formula="of:=+CEILING([.$C9]/[.$F$4])-3*[.$H$2]+1" office:value-type="float" office:value="6998" calcext:value-type="float">
            <text:p>6998</text:p>
          </table:table-cell>
          <table:table-cell table:formula="of:=+CEILING([.$C9]/[.$G$4])-3*[.$H$2]+1" office:value-type="float" office:value="3380" calcext:value-type="float">
            <text:p>3380</text:p>
          </table:table-cell>
          <table:table-cell table:formula="of:=+CEILING([.$C9]/[.$H$4])-3*[.$H$2]+1" office:value-type="float" office:value="485" calcext:value-type="float">
            <text:p>485</text:p>
          </table:table-cell>
          <table:table-cell table:formula="of:=+CEILING([.$C9]/[.$I$4])-3*[.$H$2]+1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71115067" calcext:value-type="float">
            <text:p>171115067</text:p>
          </table:table-cell>
          <table:table-cell table:formula="of:=+CEILING([.$C10]/[.$D$4])-3*[.$H$2]+1" office:value-type="float" office:value="33985" calcext:value-type="float">
            <text:p>33985</text:p>
          </table:table-cell>
          <table:table-cell table:formula="of:=+CEILING([.$C10]/[.$E$4])-3*[.$H$2]+1" office:value-type="float" office:value="16873" calcext:value-type="float">
            <text:p>16873</text:p>
          </table:table-cell>
          <table:table-cell table:formula="of:=+CEILING([.$C10]/[.$F$4])-3*[.$H$2]+1" office:value-type="float" office:value="6606" calcext:value-type="float">
            <text:p>6606</text:p>
          </table:table-cell>
          <table:table-cell table:formula="of:=+CEILING([.$C10]/[.$G$4])-3*[.$H$2]+1" office:value-type="float" office:value="3184" calcext:value-type="float">
            <text:p>3184</text:p>
          </table:table-cell>
          <table:table-cell table:formula="of:=+CEILING([.$C10]/[.$H$4])-3*[.$H$2]+1" office:value-type="float" office:value="446" calcext:value-type="float">
            <text:p>446</text:p>
          </table:table-cell>
          <table:table-cell table:formula="of:=+CEILING([.$C10]/[.$I$4])-3*[.$H$2]+1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159138663" calcext:value-type="float">
            <text:p>159138663</text:p>
          </table:table-cell>
          <table:table-cell table:formula="of:=+CEILING([.$C11]/[.$D$4])-3*[.$H$2]+1" office:value-type="float" office:value="31589" calcext:value-type="float">
            <text:p>31589</text:p>
          </table:table-cell>
          <table:table-cell table:formula="of:=+CEILING([.$C11]/[.$E$4])-3*[.$H$2]+1" office:value-type="float" office:value="15675" calcext:value-type="float">
            <text:p>15675</text:p>
          </table:table-cell>
          <table:table-cell table:formula="of:=+CEILING([.$C11]/[.$F$4])-3*[.$H$2]+1" office:value-type="float" office:value="6127" calcext:value-type="float">
            <text:p>6127</text:p>
          </table:table-cell>
          <table:table-cell table:formula="of:=+CEILING([.$C11]/[.$G$4])-3*[.$H$2]+1" office:value-type="float" office:value="2944" calcext:value-type="float">
            <text:p>2944</text:p>
          </table:table-cell>
          <table:table-cell table:formula="of:=+CEILING([.$C11]/[.$H$4])-3*[.$H$2]+1" office:value-type="float" office:value="398" calcext:value-type="float">
            <text:p>398</text:p>
          </table:table-cell>
          <table:table-cell table:formula="of:=+CEILING([.$C11]/[.$I$4])-3*[.$H$2]+1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146364022" calcext:value-type="float">
            <text:p>146364022</text:p>
          </table:table-cell>
          <table:table-cell table:formula="of:=+CEILING([.$C12]/[.$D$4])-3*[.$H$2]+1" office:value-type="float" office:value="29034" calcext:value-type="float">
            <text:p>29034</text:p>
          </table:table-cell>
          <table:table-cell table:formula="of:=+CEILING([.$C12]/[.$E$4])-3*[.$H$2]+1" office:value-type="float" office:value="14398" calcext:value-type="float">
            <text:p>14398</text:p>
          </table:table-cell>
          <table:table-cell table:formula="of:=+CEILING([.$C12]/[.$F$4])-3*[.$H$2]+1" office:value-type="float" office:value="5616" calcext:value-type="float">
            <text:p>5616</text:p>
          </table:table-cell>
          <table:table-cell table:formula="of:=+CEILING([.$C12]/[.$G$4])-3*[.$H$2]+1" office:value-type="float" office:value="2689" calcext:value-type="float">
            <text:p>2689</text:p>
          </table:table-cell>
          <table:table-cell table:formula="of:=+CEILING([.$C12]/[.$H$4])-3*[.$H$2]+1" office:value-type="float" office:value="347" calcext:value-type="float">
            <text:p>347</text:p>
          </table:table-cell>
          <table:table-cell table:formula="of:=+CEILING([.$C12]/[.$I$4])-3*[.$H$2]+1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41213431" calcext:value-type="float">
            <text:p>141213431</text:p>
          </table:table-cell>
          <table:table-cell table:formula="of:=+CEILING([.$C13]/[.$D$4])-3*[.$H$2]+1" office:value-type="float" office:value="28004" calcext:value-type="float">
            <text:p>28004</text:p>
          </table:table-cell>
          <table:table-cell table:formula="of:=+CEILING([.$C13]/[.$E$4])-3*[.$H$2]+1" office:value-type="float" office:value="13883" calcext:value-type="float">
            <text:p>13883</text:p>
          </table:table-cell>
          <table:table-cell table:formula="of:=+CEILING([.$C13]/[.$F$4])-3*[.$H$2]+1" office:value-type="float" office:value="5410" calcext:value-type="float">
            <text:p>5410</text:p>
          </table:table-cell>
          <table:table-cell table:formula="of:=+CEILING([.$C13]/[.$G$4])-3*[.$H$2]+1" office:value-type="float" office:value="2586" calcext:value-type="float">
            <text:p>2586</text:p>
          </table:table-cell>
          <table:table-cell table:formula="of:=+CEILING([.$C13]/[.$H$4])-3*[.$H$2]+1" office:value-type="float" office:value="326" calcext:value-type="float">
            <text:p>326</text:p>
          </table:table-cell>
          <table:table-cell table:formula="of:=+CEILING([.$C13]/[.$I$4])-3*[.$H$2]+1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35534747" calcext:value-type="float">
            <text:p>135534747</text:p>
          </table:table-cell>
          <table:table-cell table:formula="of:=+CEILING([.$C14]/[.$D$4])-3*[.$H$2]+1" office:value-type="float" office:value="26868" calcext:value-type="float">
            <text:p>26868</text:p>
          </table:table-cell>
          <table:table-cell table:formula="of:=+CEILING([.$C14]/[.$E$4])-3*[.$H$2]+1" office:value-type="float" office:value="13315" calcext:value-type="float">
            <text:p>13315</text:p>
          </table:table-cell>
          <table:table-cell table:formula="of:=+CEILING([.$C14]/[.$F$4])-3*[.$H$2]+1" office:value-type="float" office:value="5183" calcext:value-type="float">
            <text:p>5183</text:p>
          </table:table-cell>
          <table:table-cell table:formula="of:=+CEILING([.$C14]/[.$G$4])-3*[.$H$2]+1" office:value-type="float" office:value="2472" calcext:value-type="float">
            <text:p>2472</text:p>
          </table:table-cell>
          <table:table-cell table:formula="of:=+CEILING([.$C14]/[.$H$4])-3*[.$H$2]+1" office:value-type="float" office:value="304" calcext:value-type="float">
            <text:p>304</text:p>
          </table:table-cell>
          <table:table-cell table:formula="of:=+CEILING([.$C14]/[.$I$4])-3*[.$H$2]+1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35006516" calcext:value-type="float">
            <text:p>135006516</text:p>
          </table:table-cell>
          <table:table-cell table:formula="of:=+CEILING([.$C15]/[.$D$4])-3*[.$H$2]+1" office:value-type="float" office:value="26763" calcext:value-type="float">
            <text:p>26763</text:p>
          </table:table-cell>
          <table:table-cell table:formula="of:=+CEILING([.$C15]/[.$E$4])-3*[.$H$2]+1" office:value-type="float" office:value="13262" calcext:value-type="float">
            <text:p>13262</text:p>
          </table:table-cell>
          <table:table-cell table:formula="of:=+CEILING([.$C15]/[.$F$4])-3*[.$H$2]+1" office:value-type="float" office:value="5162" calcext:value-type="float">
            <text:p>5162</text:p>
          </table:table-cell>
          <table:table-cell table:formula="of:=+CEILING([.$C15]/[.$G$4])-3*[.$H$2]+1" office:value-type="float" office:value="2462" calcext:value-type="float">
            <text:p>2462</text:p>
          </table:table-cell>
          <table:table-cell table:formula="of:=+CEILING([.$C15]/[.$H$4])-3*[.$H$2]+1" office:value-type="float" office:value="302" calcext:value-type="float">
            <text:p>302</text:p>
          </table:table-cell>
          <table:table-cell table:formula="of:=+CEILING([.$C15]/[.$I$4])-3*[.$H$2]+1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33851895" calcext:value-type="float">
            <text:p>133851895</text:p>
          </table:table-cell>
          <table:table-cell table:formula="of:=+CEILING([.$C16]/[.$D$4])-3*[.$H$2]+1" office:value-type="float" office:value="26532" calcext:value-type="float">
            <text:p>26532</text:p>
          </table:table-cell>
          <table:table-cell table:formula="of:=+CEILING([.$C16]/[.$E$4])-3*[.$H$2]+1" office:value-type="float" office:value="13147" calcext:value-type="float">
            <text:p>13147</text:p>
          </table:table-cell>
          <table:table-cell table:formula="of:=+CEILING([.$C16]/[.$F$4])-3*[.$H$2]+1" office:value-type="float" office:value="5116" calcext:value-type="float">
            <text:p>5116</text:p>
          </table:table-cell>
          <table:table-cell table:formula="of:=+CEILING([.$C16]/[.$G$4])-3*[.$H$2]+1" office:value-type="float" office:value="2439" calcext:value-type="float">
            <text:p>2439</text:p>
          </table:table-cell>
          <table:table-cell table:formula="of:=+CEILING([.$C16]/[.$H$4])-3*[.$H$2]+1" office:value-type="float" office:value="297" calcext:value-type="float">
            <text:p>297</text:p>
          </table:table-cell>
          <table:table-cell table:formula="of:=+CEILING([.$C16]/[.$I$4])-3*[.$H$2]+1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115169878" calcext:value-type="float">
            <text:p>115169878</text:p>
          </table:table-cell>
          <table:table-cell table:formula="of:=+CEILING([.$C17]/[.$D$4])-3*[.$H$2]+1" office:value-type="float" office:value="22795" calcext:value-type="float">
            <text:p>22795</text:p>
          </table:table-cell>
          <table:table-cell table:formula="of:=+CEILING([.$C17]/[.$E$4])-3*[.$H$2]+1" office:value-type="float" office:value="11278" calcext:value-type="float">
            <text:p>11278</text:p>
          </table:table-cell>
          <table:table-cell table:formula="of:=+CEILING([.$C17]/[.$F$4])-3*[.$H$2]+1" office:value-type="float" office:value="4368" calcext:value-type="float">
            <text:p>4368</text:p>
          </table:table-cell>
          <table:table-cell table:formula="of:=+CEILING([.$C17]/[.$G$4])-3*[.$H$2]+1" office:value-type="float" office:value="2065" calcext:value-type="float">
            <text:p>2065</text:p>
          </table:table-cell>
          <table:table-cell table:formula="of:=+CEILING([.$C17]/[.$H$4])-3*[.$H$2]+1" office:value-type="float" office:value="222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107349540" calcext:value-type="float">
            <text:p>107349540</text:p>
          </table:table-cell>
          <table:table-cell table:formula="of:=+CEILING([.$C18]/[.$D$4])-3*[.$H$2]+1" office:value-type="float" office:value="21231" calcext:value-type="float">
            <text:p>21231</text:p>
          </table:table-cell>
          <table:table-cell table:formula="of:=+CEILING([.$C18]/[.$E$4])-3*[.$H$2]+1" office:value-type="float" office:value="10496" calcext:value-type="float">
            <text:p>10496</text:p>
          </table:table-cell>
          <table:table-cell table:formula="of:=+CEILING([.$C18]/[.$F$4])-3*[.$H$2]+1" office:value-type="float" office:value="4055" calcext:value-type="float">
            <text:p>4055</text:p>
          </table:table-cell>
          <table:table-cell table:formula="of:=+CEILING([.$C18]/[.$G$4])-3*[.$H$2]+1" office:value-type="float" office:value="1908" calcext:value-type="float">
            <text:p>1908</text:p>
          </table:table-cell>
          <table:table-cell table:formula="of:=+CEILING([.$C18]/[.$H$4])-3*[.$H$2]+1"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102531392" calcext:value-type="float">
            <text:p>102531392</text:p>
          </table:table-cell>
          <table:table-cell table:formula="of:=+CEILING([.$C19]/[.$D$4])-3*[.$H$2]+1" office:value-type="float" office:value="20268" calcext:value-type="float">
            <text:p>20268</text:p>
          </table:table-cell>
          <table:table-cell table:formula="of:=+CEILING([.$C19]/[.$E$4])-3*[.$H$2]+1" office:value-type="float" office:value="10015" calcext:value-type="float">
            <text:p>10015</text:p>
          </table:table-cell>
          <table:table-cell table:formula="of:=+CEILING([.$C19]/[.$F$4])-3*[.$H$2]+1" office:value-type="float" office:value="3863" calcext:value-type="float">
            <text:p>3863</text:p>
          </table:table-cell>
          <table:table-cell table:formula="of:=+CEILING([.$C19]/[.$G$4])-3*[.$H$2]+1" office:value-type="float" office:value="1812" calcext:value-type="float">
            <text:p>1812</text:p>
          </table:table-cell>
          <table:table-cell table:formula="of:=+CEILING([.$C19]/[.$H$4])-3*[.$H$2]+1"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90354753" calcext:value-type="float">
            <text:p>90354753</text:p>
          </table:table-cell>
          <table:table-cell table:formula="of:=+CEILING([.$C20]/[.$D$4])-3*[.$H$2]+1" office:value-type="float" office:value="17832" calcext:value-type="float">
            <text:p>17832</text:p>
          </table:table-cell>
          <table:table-cell table:formula="of:=+CEILING([.$C20]/[.$E$4])-3*[.$H$2]+1" office:value-type="float" office:value="8797" calcext:value-type="float">
            <text:p>8797</text:p>
          </table:table-cell>
          <table:table-cell table:formula="of:=+CEILING([.$C20]/[.$F$4])-3*[.$H$2]+1" office:value-type="float" office:value="3376" calcext:value-type="float">
            <text:p>3376</text:p>
          </table:table-cell>
          <table:table-cell table:formula="of:=+CEILING([.$C20]/[.$G$4])-3*[.$H$2]+1" office:value-type="float" office:value="1569" calcext:value-type="float">
            <text:p>1569</text:p>
          </table:table-cell>
          <table:table-cell table:formula="of:=+CEILING([.$C20]/[.$H$4])-3*[.$H$2]+1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81195210" calcext:value-type="float">
            <text:p>81195210</text:p>
          </table:table-cell>
          <table:table-cell table:formula="of:=+CEILING([.$C21]/[.$D$4])-3*[.$H$2]+1" office:value-type="float" office:value="16001" calcext:value-type="float">
            <text:p>16001</text:p>
          </table:table-cell>
          <table:table-cell table:formula="of:=+CEILING([.$C21]/[.$E$4])-3*[.$H$2]+1" office:value-type="float" office:value="7881" calcext:value-type="float">
            <text:p>7881</text:p>
          </table:table-cell>
          <table:table-cell table:formula="of:=+CEILING([.$C21]/[.$F$4])-3*[.$H$2]+1" office:value-type="float" office:value="3009" calcext:value-type="float">
            <text:p>3009</text:p>
          </table:table-cell>
          <table:table-cell table:formula="of:=+CEILING([.$C21]/[.$G$4])-3*[.$H$2]+1" office:value-type="float" office:value="1385" calcext:value-type="float">
            <text:p>1385</text:p>
          </table:table-cell>
          <table:table-cell table:formula="of:=+CEILING([.$C21]/[.$H$4])-3*[.$H$2]+1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78077248" calcext:value-type="float">
            <text:p>78077248</text:p>
          </table:table-cell>
          <table:table-cell table:formula="of:=+CEILING([.$C22]/[.$D$4])-3*[.$H$2]+1" office:value-type="float" office:value="15377" calcext:value-type="float">
            <text:p>15377</text:p>
          </table:table-cell>
          <table:table-cell table:formula="of:=+CEILING([.$C22]/[.$E$4])-3*[.$H$2]+1" office:value-type="float" office:value="7569" calcext:value-type="float">
            <text:p>7569</text:p>
          </table:table-cell>
          <table:table-cell table:formula="of:=+CEILING([.$C22]/[.$F$4])-3*[.$H$2]+1" office:value-type="float" office:value="2885" calcext:value-type="float">
            <text:p>2885</text:p>
          </table:table-cell>
          <table:table-cell table:formula="of:=+CEILING([.$C22]/[.$G$4])-3*[.$H$2]+1" office:value-type="float" office:value="1323" calcext:value-type="float">
            <text:p>1323</text:p>
          </table:table-cell>
          <table:table-cell table:formula="of:=+CEILING([.$C22]/[.$H$4])-3*[.$H$2]+1"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59128983" calcext:value-type="float">
            <text:p>59128983</text:p>
          </table:table-cell>
          <table:table-cell table:formula="of:=+CEILING([.$C23]/[.$D$4])-3*[.$H$2]+1" office:value-type="float" office:value="11587" calcext:value-type="float">
            <text:p>11587</text:p>
          </table:table-cell>
          <table:table-cell table:formula="of:=+CEILING([.$C23]/[.$E$4])-3*[.$H$2]+1" office:value-type="float" office:value="5674" calcext:value-type="float">
            <text:p>5674</text:p>
          </table:table-cell>
          <table:table-cell table:formula="of:=+CEILING([.$C23]/[.$F$4])-3*[.$H$2]+1" office:value-type="float" office:value="2127" calcext:value-type="float">
            <text:p>2127</text:p>
          </table:table-cell>
          <table:table-cell table:formula="of:=+CEILING([.$C23]/[.$G$4])-3*[.$H$2]+1" office:value-type="float" office:value="944" calcext:value-type="float">
            <text:p>9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63025520" calcext:value-type="float">
            <text:p>63025520</text:p>
          </table:table-cell>
          <table:table-cell table:formula="of:=+CEILING([.$C24]/[.$D$4])-3*[.$H$2]+1" office:value-type="float" office:value="12367" calcext:value-type="float">
            <text:p>12367</text:p>
          </table:table-cell>
          <table:table-cell table:formula="of:=+CEILING([.$C24]/[.$E$4])-3*[.$H$2]+1" office:value-type="float" office:value="6064" calcext:value-type="float">
            <text:p>6064</text:p>
          </table:table-cell>
          <table:table-cell table:formula="of:=+CEILING([.$C24]/[.$F$4])-3*[.$H$2]+1" office:value-type="float" office:value="2283" calcext:value-type="float">
            <text:p>2283</text:p>
          </table:table-cell>
          <table:table-cell table:formula="of:=+CEILING([.$C24]/[.$G$4])-3*[.$H$2]+1" office:value-type="float" office:value="1022" calcext:value-type="float">
            <text:p>1022</text:p>
          </table:table-cell>
          <table:table-cell table:formula="of:=+CEILING([.$C24]/[.$H$4])-3*[.$H$2]+1"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48129895" calcext:value-type="float">
            <text:p>48129895</text:p>
          </table:table-cell>
          <table:table-cell table:formula="of:=+CEILING([.$C25]/[.$D$4])-3*[.$H$2]+1" office:value-type="float" office:value="9387" calcext:value-type="float">
            <text:p>9387</text:p>
          </table:table-cell>
          <table:table-cell table:formula="of:=+CEILING([.$C25]/[.$E$4])-3*[.$H$2]+1" office:value-type="float" office:value="4574" calcext:value-type="float">
            <text:p>4574</text:p>
          </table:table-cell>
          <table:table-cell table:formula="of:=+CEILING([.$C25]/[.$F$4])-3*[.$H$2]+1" office:value-type="float" office:value="1687" calcext:value-type="float">
            <text:p>1687</text:p>
          </table:table-cell>
          <table:table-cell table:formula="of:=+CEILING([.$C25]/[.$G$4])-3*[.$H$2]+1"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51304566" calcext:value-type="float">
            <text:p>51304566</text:p>
          </table:table-cell>
          <table:table-cell table:formula="of:=+CEILING([.$C26]/[.$D$4])-3*[.$H$2]+1" office:value-type="float" office:value="10022" calcext:value-type="float">
            <text:p>10022</text:p>
          </table:table-cell>
          <table:table-cell table:formula="of:=+CEILING([.$C26]/[.$E$4])-3*[.$H$2]+1" office:value-type="float" office:value="4892" calcext:value-type="float">
            <text:p>4892</text:p>
          </table:table-cell>
          <table:table-cell table:formula="of:=+CEILING([.$C26]/[.$F$4])-3*[.$H$2]+1" office:value-type="float" office:value="1814" calcext:value-type="float">
            <text:p>1814</text:p>
          </table:table-cell>
          <table:table-cell table:formula="of:=+CEILING([.$C26]/[.$G$4])-3*[.$H$2]+1" office:value-type="float" office:value="788" calcext:value-type="float">
            <text:p>7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samples at w=80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chromosome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5k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25k</text:p>
          </table:table-cell>
          <table:table-cell table:style-name="ce3" office:value-type="string" calcext:value-type="string">
            <text:p>50k</text:p>
          </table:table-cell>
          <table:table-cell table:style-name="ce3" office:value-type="string" calcext:value-type="string">
            <text:p>250k</text:p>
          </table:table-cell>
          <table:table-cell table:style-name="ce3" office:value-type="string" calcext:value-type="string">
            <text:p>500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LOOKUP([.$B30];[.$B$5:.$B$26];[.C$5:.C$26])" office:value-type="float" office:value="249250621" calcext:value-type="float">
            <text:p>249250621</text:p>
          </table:table-cell>
          <table:table-cell table:formula="of:=+LOOKUP([.$B30];[.$B$5:.$B$26];[.D$5:.D$26])" office:value-type="float" office:value="49612" calcext:value-type="float">
            <text:p>49612</text:p>
          </table:table-cell>
          <table:table-cell table:formula="of:=+LOOKUP([.$B30];[.$B$5:.$B$26];[.E$5:.E$26])" office:value-type="float" office:value="24687" calcext:value-type="float">
            <text:p>24687</text:p>
          </table:table-cell>
          <table:table-cell table:formula="of:=+LOOKUP([.$B30];[.$B$5:.$B$26];[.F$5:.F$26])" office:value-type="float" office:value="9732" calcext:value-type="float">
            <text:p>9732</text:p>
          </table:table-cell>
          <table:table-cell table:formula="of:=+LOOKUP([.$B30];[.$B$5:.$B$26];[.G$5:.G$26])" office:value-type="float" office:value="4747" calcext:value-type="float">
            <text:p>4747</text:p>
          </table:table-cell>
          <table:table-cell table:formula="of:=+LOOKUP([.$B30];[.$B$5:.$B$26];[.H$5:.H$26])" office:value-type="float" office:value="759" calcext:value-type="float">
            <text:p>759</text:p>
          </table:table-cell>
          <table:table-cell table:formula="of:=+LOOKUP([.$B30];[.$B$5:.$B$26];[.I$5:.I$26])"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LOOKUP([.$B31];[.$B$5:.$B$26];[.C$5:.C$26])" office:value-type="float" office:value="243199373" calcext:value-type="float">
            <text:p>243199373</text:p>
          </table:table-cell>
          <table:table-cell table:formula="of:=+LOOKUP([.$B31];[.$B$5:.$B$26];[.D$5:.D$26])" office:value-type="float" office:value="48401" calcext:value-type="float">
            <text:p>48401</text:p>
          </table:table-cell>
          <table:table-cell table:formula="of:=+LOOKUP([.$B31];[.$B$5:.$B$26];[.E$5:.E$26])" office:value-type="float" office:value="24081" calcext:value-type="float">
            <text:p>24081</text:p>
          </table:table-cell>
          <table:table-cell table:formula="of:=+LOOKUP([.$B31];[.$B$5:.$B$26];[.F$5:.F$26])" office:value-type="float" office:value="9489" calcext:value-type="float">
            <text:p>9489</text:p>
          </table:table-cell>
          <table:table-cell table:formula="of:=+LOOKUP([.$B31];[.$B$5:.$B$26];[.G$5:.G$26])" office:value-type="float" office:value="4625" calcext:value-type="float">
            <text:p>4625</text:p>
          </table:table-cell>
          <table:table-cell table:formula="of:=+LOOKUP([.$B31];[.$B$5:.$B$26];[.H$5:.H$26])" office:value-type="float" office:value="734" calcext:value-type="float">
            <text:p>734</text:p>
          </table:table-cell>
          <table:table-cell table:formula="of:=+LOOKUP([.$B31];[.$B$5:.$B$26];[.I$5:.I$26])" office:value-type="float" office:value="248" calcext:value-type="float">
            <text:p>24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LOOKUP([.$B32];[.$B$5:.$B$26];[.C$5:.C$26])" office:value-type="float" office:value="191154276" calcext:value-type="float">
            <text:p>191154276</text:p>
          </table:table-cell>
          <table:table-cell table:formula="of:=+LOOKUP([.$B32];[.$B$5:.$B$26];[.D$5:.D$26])" office:value-type="float" office:value="37992" calcext:value-type="float">
            <text:p>37992</text:p>
          </table:table-cell>
          <table:table-cell table:formula="of:=+LOOKUP([.$B32];[.$B$5:.$B$26];[.E$5:.E$26])" office:value-type="float" office:value="18877" calcext:value-type="float">
            <text:p>18877</text:p>
          </table:table-cell>
          <table:table-cell table:formula="of:=+LOOKUP([.$B32];[.$B$5:.$B$26];[.F$5:.F$26])" office:value-type="float" office:value="7408" calcext:value-type="float">
            <text:p>7408</text:p>
          </table:table-cell>
          <table:table-cell table:formula="of:=+LOOKUP([.$B32];[.$B$5:.$B$26];[.G$5:.G$26])" office:value-type="float" office:value="3585" calcext:value-type="float">
            <text:p>3585</text:p>
          </table:table-cell>
          <table:table-cell table:formula="of:=+LOOKUP([.$B32];[.$B$5:.$B$26];[.H$5:.H$26])" office:value-type="float" office:value="526" calcext:value-type="float">
            <text:p>526</text:p>
          </table:table-cell>
          <table:table-cell table:formula="of:=+LOOKUP([.$B32];[.$B$5:.$B$26];[.I$5:.I$26])"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LOOKUP([.$B33];[.$B$5:.$B$26];[.C$5:.C$26])" office:value-type="float" office:value="159138663" calcext:value-type="float">
            <text:p>159138663</text:p>
          </table:table-cell>
          <table:table-cell table:formula="of:=+LOOKUP([.$B33];[.$B$5:.$B$26];[.D$5:.D$26])" office:value-type="float" office:value="31589" calcext:value-type="float">
            <text:p>31589</text:p>
          </table:table-cell>
          <table:table-cell table:formula="of:=+LOOKUP([.$B33];[.$B$5:.$B$26];[.E$5:.E$26])" office:value-type="float" office:value="15675" calcext:value-type="float">
            <text:p>15675</text:p>
          </table:table-cell>
          <table:table-cell table:formula="of:=+LOOKUP([.$B33];[.$B$5:.$B$26];[.F$5:.F$26])" office:value-type="float" office:value="6127" calcext:value-type="float">
            <text:p>6127</text:p>
          </table:table-cell>
          <table:table-cell table:formula="of:=+LOOKUP([.$B33];[.$B$5:.$B$26];[.G$5:.G$26])" office:value-type="float" office:value="2944" calcext:value-type="float">
            <text:p>2944</text:p>
          </table:table-cell>
          <table:table-cell table:formula="of:=+LOOKUP([.$B33];[.$B$5:.$B$26];[.H$5:.H$26])" office:value-type="float" office:value="398" calcext:value-type="float">
            <text:p>398</text:p>
          </table:table-cell>
          <table:table-cell table:formula="of:=+LOOKUP([.$B33];[.$B$5:.$B$26];[.I$5:.I$26])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LOOKUP([.$B34];[.$B$5:.$B$26];[.C$5:.C$26])" office:value-type="float" office:value="141213431" calcext:value-type="float">
            <text:p>141213431</text:p>
          </table:table-cell>
          <table:table-cell table:formula="of:=+LOOKUP([.$B34];[.$B$5:.$B$26];[.D$5:.D$26])" office:value-type="float" office:value="28004" calcext:value-type="float">
            <text:p>28004</text:p>
          </table:table-cell>
          <table:table-cell table:formula="of:=+LOOKUP([.$B34];[.$B$5:.$B$26];[.E$5:.E$26])" office:value-type="float" office:value="13883" calcext:value-type="float">
            <text:p>13883</text:p>
          </table:table-cell>
          <table:table-cell table:formula="of:=+LOOKUP([.$B34];[.$B$5:.$B$26];[.F$5:.F$26])" office:value-type="float" office:value="5410" calcext:value-type="float">
            <text:p>5410</text:p>
          </table:table-cell>
          <table:table-cell table:formula="of:=+LOOKUP([.$B34];[.$B$5:.$B$26];[.G$5:.G$26])" office:value-type="float" office:value="2586" calcext:value-type="float">
            <text:p>2586</text:p>
          </table:table-cell>
          <table:table-cell table:formula="of:=+LOOKUP([.$B34];[.$B$5:.$B$26];[.H$5:.H$26])" office:value-type="float" office:value="326" calcext:value-type="float">
            <text:p>326</text:p>
          </table:table-cell>
          <table:table-cell table:formula="of:=+LOOKUP([.$B34];[.$B$5:.$B$26];[.I$5:.I$26])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LOOKUP([.$B35];[.$B$5:.$B$26];[.C$5:.C$26])" office:value-type="float" office:value="135006516" calcext:value-type="float">
            <text:p>135006516</text:p>
          </table:table-cell>
          <table:table-cell table:formula="of:=+LOOKUP([.$B35];[.$B$5:.$B$26];[.D$5:.D$26])" office:value-type="float" office:value="26763" calcext:value-type="float">
            <text:p>26763</text:p>
          </table:table-cell>
          <table:table-cell table:formula="of:=+LOOKUP([.$B35];[.$B$5:.$B$26];[.E$5:.E$26])" office:value-type="float" office:value="13262" calcext:value-type="float">
            <text:p>13262</text:p>
          </table:table-cell>
          <table:table-cell table:formula="of:=+LOOKUP([.$B35];[.$B$5:.$B$26];[.F$5:.F$26])" office:value-type="float" office:value="5162" calcext:value-type="float">
            <text:p>5162</text:p>
          </table:table-cell>
          <table:table-cell table:formula="of:=+LOOKUP([.$B35];[.$B$5:.$B$26];[.G$5:.G$26])" office:value-type="float" office:value="2462" calcext:value-type="float">
            <text:p>2462</text:p>
          </table:table-cell>
          <table:table-cell table:formula="of:=+LOOKUP([.$B35];[.$B$5:.$B$26];[.H$5:.H$26])" office:value-type="float" office:value="302" calcext:value-type="float">
            <text:p>302</text:p>
          </table:table-cell>
          <table:table-cell table:formula="of:=+LOOKUP([.$B35];[.$B$5:.$B$26];[.I$5:.I$26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LOOKUP([.$B36];[.$B$5:.$B$26];[.C$5:.C$26])" office:value-type="float" office:value="115169878" calcext:value-type="float">
            <text:p>115169878</text:p>
          </table:table-cell>
          <table:table-cell table:formula="of:=+LOOKUP([.$B36];[.$B$5:.$B$26];[.D$5:.D$26])" office:value-type="float" office:value="22795" calcext:value-type="float">
            <text:p>22795</text:p>
          </table:table-cell>
          <table:table-cell table:formula="of:=+LOOKUP([.$B36];[.$B$5:.$B$26];[.E$5:.E$26])" office:value-type="float" office:value="11278" calcext:value-type="float">
            <text:p>11278</text:p>
          </table:table-cell>
          <table:table-cell table:formula="of:=+LOOKUP([.$B36];[.$B$5:.$B$26];[.F$5:.F$26])" office:value-type="float" office:value="4368" calcext:value-type="float">
            <text:p>4368</text:p>
          </table:table-cell>
          <table:table-cell table:formula="of:=+LOOKUP([.$B36];[.$B$5:.$B$26];[.G$5:.G$26])" office:value-type="float" office:value="2065" calcext:value-type="float">
            <text:p>2065</text:p>
          </table:table-cell>
          <table:table-cell table:formula="of:=+LOOKUP([.$B36];[.$B$5:.$B$26];[.H$5:.H$26])" office:value-type="float" office:value="222" calcext:value-type="float">
            <text:p>222</text:p>
          </table:table-cell>
          <table:table-cell table:formula="of:=+LOOKUP([.$B36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LOOKUP([.$B37];[.$B$5:.$B$26];[.C$5:.C$26])" office:value-type="float" office:value="107349540" calcext:value-type="float">
            <text:p>107349540</text:p>
          </table:table-cell>
          <table:table-cell table:formula="of:=+LOOKUP([.$B37];[.$B$5:.$B$26];[.D$5:.D$26])" office:value-type="float" office:value="21231" calcext:value-type="float">
            <text:p>21231</text:p>
          </table:table-cell>
          <table:table-cell table:formula="of:=+LOOKUP([.$B37];[.$B$5:.$B$26];[.E$5:.E$26])" office:value-type="float" office:value="10496" calcext:value-type="float">
            <text:p>10496</text:p>
          </table:table-cell>
          <table:table-cell table:formula="of:=+LOOKUP([.$B37];[.$B$5:.$B$26];[.F$5:.F$26])" office:value-type="float" office:value="4055" calcext:value-type="float">
            <text:p>4055</text:p>
          </table:table-cell>
          <table:table-cell table:formula="of:=+LOOKUP([.$B37];[.$B$5:.$B$26];[.G$5:.G$26])" office:value-type="float" office:value="1908" calcext:value-type="float">
            <text:p>1908</text:p>
          </table:table-cell>
          <table:table-cell table:formula="of:=+LOOKUP([.$B37];[.$B$5:.$B$26];[.H$5:.H$26])" office:value-type="float" office:value="191" calcext:value-type="float">
            <text:p>191</text:p>
          </table:table-cell>
          <table:table-cell table:formula="of:=+LOOKUP([.$B37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LOOKUP([.$B38];[.$B$5:.$B$26];[.C$5:.C$26])" office:value-type="float" office:value="90354753" calcext:value-type="float">
            <text:p>90354753</text:p>
          </table:table-cell>
          <table:table-cell table:formula="of:=+LOOKUP([.$B38];[.$B$5:.$B$26];[.D$5:.D$26])" office:value-type="float" office:value="17832" calcext:value-type="float">
            <text:p>17832</text:p>
          </table:table-cell>
          <table:table-cell table:formula="of:=+LOOKUP([.$B38];[.$B$5:.$B$26];[.E$5:.E$26])" office:value-type="float" office:value="8797" calcext:value-type="float">
            <text:p>8797</text:p>
          </table:table-cell>
          <table:table-cell table:formula="of:=+LOOKUP([.$B38];[.$B$5:.$B$26];[.F$5:.F$26])" office:value-type="float" office:value="3376" calcext:value-type="float">
            <text:p>3376</text:p>
          </table:table-cell>
          <table:table-cell table:formula="of:=+LOOKUP([.$B38];[.$B$5:.$B$26];[.G$5:.G$26])" office:value-type="float" office:value="1569" calcext:value-type="float">
            <text:p>1569</text:p>
          </table:table-cell>
          <table:table-cell table:formula="of:=+LOOKUP([.$B38];[.$B$5:.$B$26];[.H$5:.H$26])" office:value-type="float" office:value="123" calcext:value-type="float">
            <text:p>123</text:p>
          </table:table-cell>
          <table:table-cell table:formula="of:=+LOOKUP([.$B38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LOOKUP([.$B39];[.$B$5:.$B$26];[.C$5:.C$26])" office:value-type="float" office:value="81195210" calcext:value-type="float">
            <text:p>81195210</text:p>
          </table:table-cell>
          <table:table-cell table:formula="of:=+LOOKUP([.$B39];[.$B$5:.$B$26];[.D$5:.D$26])" office:value-type="float" office:value="16001" calcext:value-type="float">
            <text:p>16001</text:p>
          </table:table-cell>
          <table:table-cell table:formula="of:=+LOOKUP([.$B39];[.$B$5:.$B$26];[.E$5:.E$26])" office:value-type="float" office:value="7881" calcext:value-type="float">
            <text:p>7881</text:p>
          </table:table-cell>
          <table:table-cell table:formula="of:=+LOOKUP([.$B39];[.$B$5:.$B$26];[.F$5:.F$26])" office:value-type="float" office:value="3009" calcext:value-type="float">
            <text:p>3009</text:p>
          </table:table-cell>
          <table:table-cell table:formula="of:=+LOOKUP([.$B39];[.$B$5:.$B$26];[.G$5:.G$26])" office:value-type="float" office:value="1385" calcext:value-type="float">
            <text:p>1385</text:p>
          </table:table-cell>
          <table:table-cell table:formula="of:=+LOOKUP([.$B39];[.$B$5:.$B$26];[.H$5:.H$26])" office:value-type="float" office:value="86" calcext:value-type="float">
            <text:p>86</text:p>
          </table:table-cell>
          <table:table-cell table:formula="of:=+LOOKUP([.$B39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LOOKUP([.$B40];[.$B$5:.$B$26];[.C$5:.C$26])" office:value-type="float" office:value="78077248" calcext:value-type="float">
            <text:p>78077248</text:p>
          </table:table-cell>
          <table:table-cell table:formula="of:=+LOOKUP([.$B40];[.$B$5:.$B$26];[.D$5:.D$26])" office:value-type="float" office:value="15377" calcext:value-type="float">
            <text:p>15377</text:p>
          </table:table-cell>
          <table:table-cell table:formula="of:=+LOOKUP([.$B40];[.$B$5:.$B$26];[.E$5:.E$26])" office:value-type="float" office:value="7569" calcext:value-type="float">
            <text:p>7569</text:p>
          </table:table-cell>
          <table:table-cell table:formula="of:=+LOOKUP([.$B40];[.$B$5:.$B$26];[.F$5:.F$26])" office:value-type="float" office:value="2885" calcext:value-type="float">
            <text:p>2885</text:p>
          </table:table-cell>
          <table:table-cell table:formula="of:=+LOOKUP([.$B40];[.$B$5:.$B$26];[.G$5:.G$26])" office:value-type="float" office:value="1323" calcext:value-type="float">
            <text:p>1323</text:p>
          </table:table-cell>
          <table:table-cell table:formula="of:=+LOOKUP([.$B40];[.$B$5:.$B$26];[.H$5:.H$26])" office:value-type="float" office:value="74" calcext:value-type="float">
            <text:p>74</text:p>
          </table:table-cell>
          <table:table-cell table:formula="of:=+LOOKUP([.$B40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LOOKUP([.$B41];[.$B$5:.$B$26];[.C$5:.C$26])" office:value-type="float" office:value="63025520" calcext:value-type="float">
            <text:p>63025520</text:p>
          </table:table-cell>
          <table:table-cell table:formula="of:=+LOOKUP([.$B41];[.$B$5:.$B$26];[.D$5:.D$26])" office:value-type="float" office:value="12367" calcext:value-type="float">
            <text:p>12367</text:p>
          </table:table-cell>
          <table:table-cell table:formula="of:=+LOOKUP([.$B41];[.$B$5:.$B$26];[.E$5:.E$26])" office:value-type="float" office:value="6064" calcext:value-type="float">
            <text:p>6064</text:p>
          </table:table-cell>
          <table:table-cell table:formula="of:=+LOOKUP([.$B41];[.$B$5:.$B$26];[.F$5:.F$26])" office:value-type="float" office:value="2283" calcext:value-type="float">
            <text:p>2283</text:p>
          </table:table-cell>
          <table:table-cell table:formula="of:=+LOOKUP([.$B41];[.$B$5:.$B$26];[.G$5:.G$26])" office:value-type="float" office:value="1022" calcext:value-type="float">
            <text:p>1022</text:p>
          </table:table-cell>
          <table:table-cell table:formula="of:=+LOOKUP([.$B41];[.$B$5:.$B$26];[.H$5:.H$26])" office:value-type="float" office:value="14" calcext:value-type="float">
            <text:p>14</text:p>
          </table:table-cell>
          <table:table-cell table:formula="of:=+LOOKUP([.$B41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LOOKUP([.$B42];[.$B$5:.$B$26];[.C$5:.C$26])" office:value-type="float" office:value="51304566" calcext:value-type="float">
            <text:p>51304566</text:p>
          </table:table-cell>
          <table:table-cell table:formula="of:=+LOOKUP([.$B42];[.$B$5:.$B$26];[.D$5:.D$26])" office:value-type="float" office:value="10022" calcext:value-type="float">
            <text:p>10022</text:p>
          </table:table-cell>
          <table:table-cell table:formula="of:=+LOOKUP([.$B42];[.$B$5:.$B$26];[.E$5:.E$26])" office:value-type="float" office:value="4892" calcext:value-type="float">
            <text:p>4892</text:p>
          </table:table-cell>
          <table:table-cell table:formula="of:=+LOOKUP([.$B42];[.$B$5:.$B$26];[.F$5:.F$26])" office:value-type="float" office:value="1814" calcext:value-type="float">
            <text:p>1814</text:p>
          </table:table-cell>
          <table:table-cell table:formula="of:=+LOOKUP([.$B42];[.$B$5:.$B$26];[.G$5:.G$26])" office:value-type="float" office:value="788" calcext:value-type="float">
            <text:p>788</text:p>
          </table:table-cell>
          <table:table-cell table:formula="of:=+LOOKUP([.$B42];[.$B$5:.$B$26];[.H$5:.H$26])" office:value-type="float" office:value="0" calcext:value-type="float">
            <text:p/>
          </table:table-cell>
          <table:table-cell table:formula="of:=+LOOKUP([.$B42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rain samples</text:p>
          </table:table-cell>
          <table:covered-table-cell/>
          <table:table-cell table:formula="of:=+SUM([.D30:.D42])" office:value-type="float" office:value="337986" calcext:value-type="float">
            <text:p>337986</text:p>
          </table:table-cell>
          <table:table-cell table:formula="of:=+SUM([.E30:.E42])" office:value-type="float" office:value="167442" calcext:value-type="float">
            <text:p>167442</text:p>
          </table:table-cell>
          <table:table-cell table:formula="of:=+SUM([.F30:.F42])" office:value-type="float" office:value="65118" calcext:value-type="float">
            <text:p>65118</text:p>
          </table:table-cell>
          <table:table-cell table:formula="of:=+SUM([.G30:.G42])" office:value-type="float" office:value="31009" calcext:value-type="float">
            <text:p>31009</text:p>
          </table:table-cell>
          <table:table-cell table:formula="of:=+SUM([.H30:.H42])" office:value-type="float" office:value="3755" calcext:value-type="float">
            <text:p>3755</text:p>
          </table:table-cell>
          <table:table-cell table:formula="of:=+SUM([.I30:.I42])" office:value-type="float" office:value="808" calcext:value-type="float">
            <text:p>80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LOOKUP([.$B45];[.$B$5:.$B$26];[.C$5:.C$26])" office:value-type="float" office:value="171115067" calcext:value-type="float">
            <text:p>171115067</text:p>
          </table:table-cell>
          <table:table-cell table:formula="of:=+LOOKUP([.$B45];[.$B$5:.$B$26];[.D$5:.D$26])" office:value-type="float" office:value="33985" calcext:value-type="float">
            <text:p>33985</text:p>
          </table:table-cell>
          <table:table-cell table:formula="of:=+LOOKUP([.$B45];[.$B$5:.$B$26];[.E$5:.E$26])" office:value-type="float" office:value="16873" calcext:value-type="float">
            <text:p>16873</text:p>
          </table:table-cell>
          <table:table-cell table:formula="of:=+LOOKUP([.$B45];[.$B$5:.$B$26];[.F$5:.F$26])" office:value-type="float" office:value="6606" calcext:value-type="float">
            <text:p>6606</text:p>
          </table:table-cell>
          <table:table-cell table:formula="of:=+LOOKUP([.$B45];[.$B$5:.$B$26];[.G$5:.G$26])" office:value-type="float" office:value="3184" calcext:value-type="float">
            <text:p>3184</text:p>
          </table:table-cell>
          <table:table-cell table:formula="of:=+LOOKUP([.$B45];[.$B$5:.$B$26];[.H$5:.H$26])" office:value-type="float" office:value="446" calcext:value-type="float">
            <text:p>446</text:p>
          </table:table-cell>
          <table:table-cell table:formula="of:=+LOOKUP([.$B45];[.$B$5:.$B$26];[.I$5:.I$2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LOOKUP([.$B46];[.$B$5:.$B$26];[.C$5:.C$26])" office:value-type="float" office:value="146364022" calcext:value-type="float">
            <text:p>146364022</text:p>
          </table:table-cell>
          <table:table-cell table:formula="of:=+LOOKUP([.$B46];[.$B$5:.$B$26];[.D$5:.D$26])" office:value-type="float" office:value="29034" calcext:value-type="float">
            <text:p>29034</text:p>
          </table:table-cell>
          <table:table-cell table:formula="of:=+LOOKUP([.$B46];[.$B$5:.$B$26];[.E$5:.E$26])" office:value-type="float" office:value="14398" calcext:value-type="float">
            <text:p>14398</text:p>
          </table:table-cell>
          <table:table-cell table:formula="of:=+LOOKUP([.$B46];[.$B$5:.$B$26];[.F$5:.F$26])" office:value-type="float" office:value="5616" calcext:value-type="float">
            <text:p>5616</text:p>
          </table:table-cell>
          <table:table-cell table:formula="of:=+LOOKUP([.$B46];[.$B$5:.$B$26];[.G$5:.G$26])" office:value-type="float" office:value="2689" calcext:value-type="float">
            <text:p>2689</text:p>
          </table:table-cell>
          <table:table-cell table:formula="of:=+LOOKUP([.$B46];[.$B$5:.$B$26];[.H$5:.H$26])" office:value-type="float" office:value="347" calcext:value-type="float">
            <text:p>347</text:p>
          </table:table-cell>
          <table:table-cell table:formula="of:=+LOOKUP([.$B46];[.$B$5:.$B$26];[.I$5:.I$26])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LOOKUP([.$B47];[.$B$5:.$B$26];[.C$5:.C$26])" office:value-type="float" office:value="133851895" calcext:value-type="float">
            <text:p>133851895</text:p>
          </table:table-cell>
          <table:table-cell table:formula="of:=+LOOKUP([.$B47];[.$B$5:.$B$26];[.D$5:.D$26])" office:value-type="float" office:value="26532" calcext:value-type="float">
            <text:p>26532</text:p>
          </table:table-cell>
          <table:table-cell table:formula="of:=+LOOKUP([.$B47];[.$B$5:.$B$26];[.E$5:.E$26])" office:value-type="float" office:value="13147" calcext:value-type="float">
            <text:p>13147</text:p>
          </table:table-cell>
          <table:table-cell table:formula="of:=+LOOKUP([.$B47];[.$B$5:.$B$26];[.F$5:.F$26])" office:value-type="float" office:value="5116" calcext:value-type="float">
            <text:p>5116</text:p>
          </table:table-cell>
          <table:table-cell table:formula="of:=+LOOKUP([.$B47];[.$B$5:.$B$26];[.G$5:.G$26])" office:value-type="float" office:value="2439" calcext:value-type="float">
            <text:p>2439</text:p>
          </table:table-cell>
          <table:table-cell table:formula="of:=+LOOKUP([.$B47];[.$B$5:.$B$26];[.H$5:.H$26])" office:value-type="float" office:value="297" calcext:value-type="float">
            <text:p>297</text:p>
          </table:table-cell>
          <table:table-cell table:formula="of:=+LOOKUP([.$B47];[.$B$5:.$B$26];[.I$5:.I$26])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LOOKUP([.$B48];[.$B$5:.$B$26];[.C$5:.C$26])" office:value-type="float" office:value="102531392" calcext:value-type="float">
            <text:p>102531392</text:p>
          </table:table-cell>
          <table:table-cell table:formula="of:=+LOOKUP([.$B48];[.$B$5:.$B$26];[.D$5:.D$26])" office:value-type="float" office:value="20268" calcext:value-type="float">
            <text:p>20268</text:p>
          </table:table-cell>
          <table:table-cell table:formula="of:=+LOOKUP([.$B48];[.$B$5:.$B$26];[.E$5:.E$26])" office:value-type="float" office:value="10015" calcext:value-type="float">
            <text:p>10015</text:p>
          </table:table-cell>
          <table:table-cell table:formula="of:=+LOOKUP([.$B48];[.$B$5:.$B$26];[.F$5:.F$26])" office:value-type="float" office:value="3863" calcext:value-type="float">
            <text:p>3863</text:p>
          </table:table-cell>
          <table:table-cell table:formula="of:=+LOOKUP([.$B48];[.$B$5:.$B$26];[.G$5:.G$26])" office:value-type="float" office:value="1812" calcext:value-type="float">
            <text:p>1812</text:p>
          </table:table-cell>
          <table:table-cell table:formula="of:=+LOOKUP([.$B48];[.$B$5:.$B$26];[.H$5:.H$26])" office:value-type="float" office:value="172" calcext:value-type="float">
            <text:p>172</text:p>
          </table:table-cell>
          <table:table-cell table:formula="of:=+LOOKUP([.$B48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validation samples</text:p>
          </table:table-cell>
          <table:covered-table-cell/>
          <table:table-cell table:formula="of:=+SUM([.D45:.D48])" office:value-type="float" office:value="109819" calcext:value-type="float">
            <text:p>109819</text:p>
          </table:table-cell>
          <table:table-cell table:formula="of:=+SUM([.E45:.E48])" office:value-type="float" office:value="54433" calcext:value-type="float">
            <text:p>54433</text:p>
          </table:table-cell>
          <table:table-cell table:formula="of:=+SUM([.F45:.F48])" office:value-type="float" office:value="21201" calcext:value-type="float">
            <text:p>21201</text:p>
          </table:table-cell>
          <table:table-cell table:formula="of:=+SUM([.G45:.G48])" office:value-type="float" office:value="10124" calcext:value-type="float">
            <text:p>10124</text:p>
          </table:table-cell>
          <table:table-cell table:formula="of:=+SUM([.H45:.H48])" office:value-type="float" office:value="1262" calcext:value-type="float">
            <text:p>1262</text:p>
          </table:table-cell>
          <table:table-cell table:formula="of:=+SUM([.I45:.I48])" office:value-type="float" office:value="187" calcext:value-type="float">
            <text:p>18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LOOKUP([.$B51];[.$B$5:.$B$26];[.C$5:.C$26])" office:value-type="float" office:value="198022430" calcext:value-type="float">
            <text:p>198022430</text:p>
          </table:table-cell>
          <table:table-cell table:formula="of:=+LOOKUP([.$B51];[.$B$5:.$B$26];[.D$5:.D$26])" office:value-type="float" office:value="39366" calcext:value-type="float">
            <text:p>39366</text:p>
          </table:table-cell>
          <table:table-cell table:formula="of:=+LOOKUP([.$B51];[.$B$5:.$B$26];[.E$5:.E$26])" office:value-type="float" office:value="19564" calcext:value-type="float">
            <text:p>19564</text:p>
          </table:table-cell>
          <table:table-cell table:formula="of:=+LOOKUP([.$B51];[.$B$5:.$B$26];[.F$5:.F$26])" office:value-type="float" office:value="7682" calcext:value-type="float">
            <text:p>7682</text:p>
          </table:table-cell>
          <table:table-cell table:formula="of:=+LOOKUP([.$B51];[.$B$5:.$B$26];[.G$5:.G$26])" office:value-type="float" office:value="3722" calcext:value-type="float">
            <text:p>3722</text:p>
          </table:table-cell>
          <table:table-cell table:formula="of:=+LOOKUP([.$B51];[.$B$5:.$B$26];[.H$5:.H$26])" office:value-type="float" office:value="554" calcext:value-type="float">
            <text:p>554</text:p>
          </table:table-cell>
          <table:table-cell table:formula="of:=+LOOKUP([.$B51];[.$B$5:.$B$26];[.I$5:.I$26])"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LOOKUP([.$B52];[.$B$5:.$B$26];[.C$5:.C$26])" office:value-type="float" office:value="180915260" calcext:value-type="float">
            <text:p>180915260</text:p>
          </table:table-cell>
          <table:table-cell table:formula="of:=+LOOKUP([.$B52];[.$B$5:.$B$26];[.D$5:.D$26])" office:value-type="float" office:value="35945" calcext:value-type="float">
            <text:p>35945</text:p>
          </table:table-cell>
          <table:table-cell table:formula="of:=+LOOKUP([.$B52];[.$B$5:.$B$26];[.E$5:.E$26])" office:value-type="float" office:value="17853" calcext:value-type="float">
            <text:p>17853</text:p>
          </table:table-cell>
          <table:table-cell table:formula="of:=+LOOKUP([.$B52];[.$B$5:.$B$26];[.F$5:.F$26])" office:value-type="float" office:value="6998" calcext:value-type="float">
            <text:p>6998</text:p>
          </table:table-cell>
          <table:table-cell table:formula="of:=+LOOKUP([.$B52];[.$B$5:.$B$26];[.G$5:.G$26])" office:value-type="float" office:value="3380" calcext:value-type="float">
            <text:p>3380</text:p>
          </table:table-cell>
          <table:table-cell table:formula="of:=+LOOKUP([.$B52];[.$B$5:.$B$26];[.H$5:.H$26])" office:value-type="float" office:value="485" calcext:value-type="float">
            <text:p>485</text:p>
          </table:table-cell>
          <table:table-cell table:formula="of:=+LOOKUP([.$B52];[.$B$5:.$B$26];[.I$5:.I$26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LOOKUP([.$B53];[.$B$5:.$B$26];[.C$5:.C$26])" office:value-type="float" office:value="135534747" calcext:value-type="float">
            <text:p>135534747</text:p>
          </table:table-cell>
          <table:table-cell table:formula="of:=+LOOKUP([.$B53];[.$B$5:.$B$26];[.D$5:.D$26])" office:value-type="float" office:value="26868" calcext:value-type="float">
            <text:p>26868</text:p>
          </table:table-cell>
          <table:table-cell table:formula="of:=+LOOKUP([.$B53];[.$B$5:.$B$26];[.E$5:.E$26])" office:value-type="float" office:value="13315" calcext:value-type="float">
            <text:p>13315</text:p>
          </table:table-cell>
          <table:table-cell table:formula="of:=+LOOKUP([.$B53];[.$B$5:.$B$26];[.F$5:.F$26])" office:value-type="float" office:value="5183" calcext:value-type="float">
            <text:p>5183</text:p>
          </table:table-cell>
          <table:table-cell table:formula="of:=+LOOKUP([.$B53];[.$B$5:.$B$26];[.G$5:.G$26])" office:value-type="float" office:value="2472" calcext:value-type="float">
            <text:p>2472</text:p>
          </table:table-cell>
          <table:table-cell table:formula="of:=+LOOKUP([.$B53];[.$B$5:.$B$26];[.H$5:.H$26])" office:value-type="float" office:value="304" calcext:value-type="float">
            <text:p>304</text:p>
          </table:table-cell>
          <table:table-cell table:formula="of:=+LOOKUP([.$B53];[.$B$5:.$B$26];[.I$5:.I$26])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LOOKUP([.$B54];[.$B$5:.$B$26];[.C$5:.C$26])" office:value-type="float" office:value="59128983" calcext:value-type="float">
            <text:p>59128983</text:p>
          </table:table-cell>
          <table:table-cell table:formula="of:=+LOOKUP([.$B54];[.$B$5:.$B$26];[.D$5:.D$26])" office:value-type="float" office:value="11587" calcext:value-type="float">
            <text:p>11587</text:p>
          </table:table-cell>
          <table:table-cell table:formula="of:=+LOOKUP([.$B54];[.$B$5:.$B$26];[.E$5:.E$26])" office:value-type="float" office:value="5674" calcext:value-type="float">
            <text:p>5674</text:p>
          </table:table-cell>
          <table:table-cell table:formula="of:=+LOOKUP([.$B54];[.$B$5:.$B$26];[.F$5:.F$26])" office:value-type="float" office:value="2127" calcext:value-type="float">
            <text:p>2127</text:p>
          </table:table-cell>
          <table:table-cell table:formula="of:=+LOOKUP([.$B54];[.$B$5:.$B$26];[.G$5:.G$26])" office:value-type="float" office:value="944" calcext:value-type="float">
            <text:p>944</text:p>
          </table:table-cell>
          <table:table-cell table:formula="of:=+LOOKUP([.$B54];[.$B$5:.$B$26];[.H$5:.H$26])" office:value-type="float" office:value="0" calcext:value-type="float">
            <text:p/>
          </table:table-cell>
          <table:table-cell table:formula="of:=+LOOKUP([.$B54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LOOKUP([.$B55];[.$B$5:.$B$26];[.C$5:.C$26])" office:value-type="float" office:value="48129895" calcext:value-type="float">
            <text:p>48129895</text:p>
          </table:table-cell>
          <table:table-cell table:formula="of:=+LOOKUP([.$B55];[.$B$5:.$B$26];[.D$5:.D$26])" office:value-type="float" office:value="9387" calcext:value-type="float">
            <text:p>9387</text:p>
          </table:table-cell>
          <table:table-cell table:formula="of:=+LOOKUP([.$B55];[.$B$5:.$B$26];[.E$5:.E$26])" office:value-type="float" office:value="4574" calcext:value-type="float">
            <text:p>4574</text:p>
          </table:table-cell>
          <table:table-cell table:formula="of:=+LOOKUP([.$B55];[.$B$5:.$B$26];[.F$5:.F$26])" office:value-type="float" office:value="1687" calcext:value-type="float">
            <text:p>1687</text:p>
          </table:table-cell>
          <table:table-cell table:formula="of:=+LOOKUP([.$B55];[.$B$5:.$B$26];[.G$5:.G$26])" office:value-type="float" office:value="724" calcext:value-type="float">
            <text:p>724</text:p>
          </table:table-cell>
          <table:table-cell table:formula="of:=+LOOKUP([.$B55];[.$B$5:.$B$26];[.H$5:.H$26])" office:value-type="float" office:value="0" calcext:value-type="float">
            <text:p/>
          </table:table-cell>
          <table:table-cell table:formula="of:=+LOOKUP([.$B55];[.$B$5:.$B$26];[.I$5:.I$26])" office:value-type="float" office:value="0" calcext:value-type="float">
            <text:p/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st samples</text:p>
          </table:table-cell>
          <table:covered-table-cell/>
          <table:table-cell table:formula="of:=SUM([.D51:.D55])" office:value-type="float" office:value="123153" calcext:value-type="float">
            <text:p>123153</text:p>
          </table:table-cell>
          <table:table-cell table:formula="of:=SUM([.E51:.E55])" office:value-type="float" office:value="60980" calcext:value-type="float">
            <text:p>60980</text:p>
          </table:table-cell>
          <table:table-cell table:formula="of:=SUM([.F51:.F55])" office:value-type="float" office:value="23677" calcext:value-type="float">
            <text:p>23677</text:p>
          </table:table-cell>
          <table:table-cell table:formula="of:=SUM([.G51:.G55])" office:value-type="float" office:value="11242" calcext:value-type="float">
            <text:p>11242</text:p>
          </table:table-cell>
          <table:table-cell table:formula="of:=SUM([.H51:.H55])" office:value-type="float" office:value="1343" calcext:value-type="float">
            <text:p>1343</text:p>
          </table:table-cell>
          <table:table-cell table:formula="of:=SUM([.I51:.I55])" office:value-type="float" office:value="314" calcext:value-type="float">
            <text:p>314</text:p>
          </table:table-cell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otal samples</text:p>
          </table:table-cell>
          <table:covered-table-cell/>
          <table:table-cell table:formula="of:=SUM([.D56];[.D49];[.D43])" office:value-type="float" office:value="570958" calcext:value-type="float">
            <text:p>570958</text:p>
          </table:table-cell>
          <table:table-cell table:formula="of:=SUM([.E56];[.E49];[.E43])" office:value-type="float" office:value="282855" calcext:value-type="float">
            <text:p>282855</text:p>
          </table:table-cell>
          <table:table-cell table:formula="of:=SUM([.F56];[.F49];[.F43])" office:value-type="float" office:value="109996" calcext:value-type="float">
            <text:p>109996</text:p>
          </table:table-cell>
          <table:table-cell table:formula="of:=SUM([.G56];[.G49];[.G43])" office:value-type="float" office:value="52375" calcext:value-type="float">
            <text:p>52375</text:p>
          </table:table-cell>
          <table:table-cell table:formula="of:=SUM([.H56];[.H49];[.H43])" office:value-type="float" office:value="6360" calcext:value-type="float">
            <text:p>6360</text:p>
          </table:table-cell>
          <table:table-cell table:formula="of:=SUM([.I56];[.I49];[.I43])" office:value-type="float" office:value="1309" calcext:value-type="float">
            <text:p>1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20:09:59.169954350</meta:creation-date>
    <dc:date>2021-02-08T23:10:48.960057413</dc:date>
    <meta:editing-duration>PT2H19M58S</meta:editing-duration>
    <meta:editing-cycles>1</meta:editing-cycles>
    <meta:document-statistic meta:table-count="1" meta:cell-count="387" meta:object-count="0"/>
    <meta:generator>LibreOffice/6.4.6.2$Linux_X86_64 LibreOffice_project/40$Build-2</meta:generator>
  </office:meta>
</office:document-meta>
</file>